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2"/>
        <table:table-column table:style-name="co1" table:number-columns-repeated="1018" table:default-cell-style-name="Default"/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BC817-25SMD</text:p>
          </table:table-cell>
          <table:table-cell office:value-type="string">
            <text:p>Q7, Q8, Q9, Q10, Q11</text:p>
          </table:table-cell>
          <table:table-cell office:value-type="string">
            <text:p>Farnell 1081223</text:p>
          </table:table-cell>
          <table:table-cell table:formula="of:=[.A1]*5" office:value-type="float" office:value="25">
            <text:p>25</text:p>
          </table:table-cell>
          <table:table-cell table:formula="of:=MID([.E1];9;7)" office:value-type="string" office:string-value="1081223">
            <text:p>1081223</text:p>
          </table:table-cell>
          <table:table-cell table:formula="of:=[.G1]&amp;&quot;,&quot;&amp;[.F1]" office:value-type="string" office:string-value="1081223,25">
            <text:p>1081223,25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78L05SMD</text:p>
          </table:table-cell>
          <table:table-cell office:value-type="string">
            <text:p>IC4</text:p>
          </table:table-cell>
          <table:table-cell office:value-type="string">
            <text:p>Farnell 1087098</text:p>
          </table:table-cell>
          <table:table-cell table:formula="of:=[.A2]*5" office:value-type="float" office:value="5">
            <text:p>5</text:p>
          </table:table-cell>
          <table:table-cell table:formula="of:=MID([.E2];9;7)" office:value-type="string" office:string-value="1087098">
            <text:p>1087098</text:p>
          </table:table-cell>
          <table:table-cell table:formula="of:=[.G2]&amp;&quot;,&quot;&amp;[.F2]" office:value-type="string" office:string-value="1087098,5">
            <text:p>1087098,5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mm</text:p>
          </table:table-cell>
          <table:table-cell office:value-type="string">
            <text:p>ML6L</text:p>
          </table:table-cell>
          <table:table-cell office:value-type="string">
            <text:p>SV4</text:p>
          </table:table-cell>
          <table:table-cell office:value-type="string">
            <text:p>Farnell 1096979 Bu 1097021</text:p>
          </table:table-cell>
          <table:table-cell table:formula="of:=[.A3]*5" office:value-type="float" office:value="5">
            <text:p>5</text:p>
          </table:table-cell>
          <table:table-cell table:formula="of:=MID([.E3];9;7)" office:value-type="string" office:string-value="1096979">
            <text:p>1096979</text:p>
          </table:table-cell>
          <table:table-cell table:formula="of:=[.G3]&amp;&quot;,&quot;&amp;[.F3]" office:value-type="string" office:string-value="1096979,5">
            <text:p>1096979,5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style-name="ce2"/>
          <table:table-cell office:value-type="string">
            <text:p>CON_BOX_10L</text:p>
          </table:table-cell>
          <table:table-cell office:value-type="string">
            <text:p>SV5</text:p>
          </table:table-cell>
          <table:table-cell office:value-type="string">
            <text:p>Farnell 1099245 od 835993</text:p>
          </table:table-cell>
          <table:table-cell table:formula="of:=[.A4]*5" office:value-type="float" office:value="5">
            <text:p>5</text:p>
          </table:table-cell>
          <table:table-cell table:formula="of:=MID([.E4];9;7)" office:value-type="string" office:string-value="1099245">
            <text:p>1099245</text:p>
          </table:table-cell>
          <table:table-cell table:formula="of:=[.G4]&amp;&quot;,&quot;&amp;[.F4]" office:value-type="string" office:string-value="1099245,5">
            <text:p>1099245,5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R</text:p>
          </table:table-cell>
          <table:table-cell office:value-type="string">
            <text:p>R-EU_R2010</text:p>
          </table:table-cell>
          <table:table-cell office:value-type="string">
            <text:p>R51</text:p>
          </table:table-cell>
          <table:table-cell office:value-type="string">
            <text:p>Farnell 1100053</text:p>
          </table:table-cell>
          <table:table-cell table:formula="of:=[.A5]*5" office:value-type="float" office:value="5">
            <text:p>5</text:p>
          </table:table-cell>
          <table:table-cell table:formula="of:=MID([.E5];9;7)" office:value-type="string" office:string-value="1100053">
            <text:p>1100053</text:p>
          </table:table-cell>
          <table:table-cell table:formula="of:=[.G5]&amp;&quot;,&quot;&amp;[.F5]" office:value-type="string" office:string-value="1100053,5">
            <text:p>1100053,5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8k - 0.1%</text:p>
          </table:table-cell>
          <table:table-cell office:value-type="string">
            <text:p>R-EU_R0603</text:p>
          </table:table-cell>
          <table:table-cell office:value-type="string">
            <text:p>R67</text:p>
          </table:table-cell>
          <table:table-cell office:value-type="string">
            <text:p>Farnell 1160373 od 1400600</text:p>
          </table:table-cell>
          <table:table-cell table:formula="of:=[.A6]*5" office:value-type="float" office:value="5">
            <text:p>5</text:p>
          </table:table-cell>
          <table:table-cell table:formula="of:=MID([.E6];9;7)" office:value-type="string" office:string-value="1160373">
            <text:p>1160373</text:p>
          </table:table-cell>
          <table:table-cell table:formula="of:=[.G6]&amp;&quot;,&quot;&amp;[.F6]" office:value-type="string" office:string-value="1160373,5">
            <text:p>1160373,5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30µF / 25V</text:p>
          </table:table-cell>
          <table:table-cell office:value-type="string">
            <text:p>CPOL-EUE3.5-8</text:p>
          </table:table-cell>
          <table:table-cell office:value-type="string">
            <text:p>C7, C8</text:p>
          </table:table-cell>
          <table:table-cell office:value-type="string">
            <text:p>Farnell 1219469</text:p>
          </table:table-cell>
          <table:table-cell table:formula="of:=[.A7]*5" office:value-type="float" office:value="10">
            <text:p>10</text:p>
          </table:table-cell>
          <table:table-cell table:formula="of:=MID([.E7];9;7)" office:value-type="string" office:string-value="1219469">
            <text:p>1219469</text:p>
          </table:table-cell>
          <table:table-cell table:formula="of:=[.G7]&amp;&quot;,&quot;&amp;[.F7]" office:value-type="string" office:string-value="1219469,10">
            <text:p>1219469,10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0µF/25V</text:p>
          </table:table-cell>
          <table:table-cell office:value-type="string">
            <text:p>CPOL</text:p>
          </table:table-cell>
          <table:table-cell office:value-type="string">
            <text:p>C10, C34</text:p>
          </table:table-cell>
          <table:table-cell office:value-type="string">
            <text:p>Farnell 1219471</text:p>
          </table:table-cell>
          <table:table-cell table:formula="of:=[.A8]*5" office:value-type="float" office:value="10">
            <text:p>10</text:p>
          </table:table-cell>
          <table:table-cell table:formula="of:=MID([.E8];9;7)" office:value-type="string" office:string-value="1219471">
            <text:p>1219471</text:p>
          </table:table-cell>
          <table:table-cell table:formula="of:=[.G8]&amp;&quot;,&quot;&amp;[.F8]" office:value-type="string" office:string-value="1219471,10">
            <text:p>1219471,10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3k4 - 0.1%</text:p>
          </table:table-cell>
          <table:table-cell office:value-type="string">
            <text:p>R-EU_R0603</text:p>
          </table:table-cell>
          <table:table-cell office:value-type="string">
            <text:p>R70, R71, R72</text:p>
          </table:table-cell>
          <table:table-cell office:value-type="string">
            <text:p>Farnell 1353179</text:p>
          </table:table-cell>
          <table:table-cell table:formula="of:=[.A9]*5" office:value-type="float" office:value="15">
            <text:p>15</text:p>
          </table:table-cell>
          <table:table-cell table:formula="of:=MID([.E9];9;7)" office:value-type="string" office:string-value="1353179">
            <text:p>1353179</text:p>
          </table:table-cell>
          <table:table-cell table:formula="of:=[.G9]&amp;&quot;,&quot;&amp;[.F9]" office:value-type="string" office:string-value="1353179,15">
            <text:p>1353179,15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3k - 0.1%</text:p>
          </table:table-cell>
          <table:table-cell office:value-type="string">
            <text:p>R-EU_R0603</text:p>
          </table:table-cell>
          <table:table-cell office:value-type="string">
            <text:p>R30</text:p>
          </table:table-cell>
          <table:table-cell office:value-type="string">
            <text:p>Farnell 1400610 od 1670198</text:p>
          </table:table-cell>
          <table:table-cell table:formula="of:=[.A10]*5" office:value-type="float" office:value="5">
            <text:p>5</text:p>
          </table:table-cell>
          <table:table-cell table:formula="of:=MID([.E10];9;7)" office:value-type="string" office:string-value="1400610">
            <text:p>1400610</text:p>
          </table:table-cell>
          <table:table-cell table:formula="of:=[.G10]&amp;&quot;,&quot;&amp;[.F10]" office:value-type="string" office:string-value="1400610,5">
            <text:p>1400610,5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p</text:p>
          </table:table-cell>
          <table:table-cell office:value-type="string">
            <text:p>C-EUC0603</text:p>
          </table:table-cell>
          <table:table-cell office:value-type="string">
            <text:p>C21, C22</text:p>
          </table:table-cell>
          <table:table-cell office:value-type="string">
            <text:p>Farnell 1414600 </text:p>
          </table:table-cell>
          <table:table-cell table:formula="of:=[.A11]*5" office:value-type="float" office:value="10">
            <text:p>10</text:p>
          </table:table-cell>
          <table:table-cell table:formula="of:=MID([.E11];9;7)" office:value-type="string" office:string-value="1414600">
            <text:p>1414600</text:p>
          </table:table-cell>
          <table:table-cell table:formula="of:=[.G11]&amp;&quot;,&quot;&amp;[.F11]" office:value-type="string" office:string-value="1414600,10">
            <text:p>1414600,10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M224D</text:p>
          </table:table-cell>
          <table:table-cell office:value-type="string">
            <text:p>LM324D</text:p>
          </table:table-cell>
          <table:table-cell office:value-type="string">
            <text:p>IC1, IC2</text:p>
          </table:table-cell>
          <table:table-cell office:value-type="string">
            <text:p>Farnell 1426352</text:p>
          </table:table-cell>
          <table:table-cell table:formula="of:=[.A12]*5" office:value-type="float" office:value="10">
            <text:p>10</text:p>
          </table:table-cell>
          <table:table-cell table:formula="of:=MID([.E12];9;7)" office:value-type="string" office:string-value="1426352">
            <text:p>1426352</text:p>
          </table:table-cell>
          <table:table-cell table:formula="of:=[.G12]&amp;&quot;,&quot;&amp;[.F12]" office:value-type="string" office:string-value="1426352,10">
            <text:p>1426352,10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7nH</text:p>
          </table:table-cell>
          <table:table-cell office:value-type="string">
            <text:p>R-EU_R0603</text:p>
          </table:table-cell>
          <table:table-cell office:value-type="string">
            <text:p>L7</text:p>
          </table:table-cell>
          <table:table-cell office:value-type="string">
            <text:p>Farnell 1457815</text:p>
          </table:table-cell>
          <table:table-cell table:formula="of:=[.A13]*5" office:value-type="float" office:value="5">
            <text:p>5</text:p>
          </table:table-cell>
          <table:table-cell table:formula="of:=MID([.E13];9;7)" office:value-type="string" office:string-value="1457815">
            <text:p>1457815</text:p>
          </table:table-cell>
          <table:table-cell table:formula="of:=[.G13]&amp;&quot;,&quot;&amp;[.F13]" office:value-type="string" office:string-value="1457815,5">
            <text:p>1457815,5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LD217</text:p>
          </table:table-cell>
          <table:table-cell office:value-type="string">
            <text:p>OK1</text:p>
          </table:table-cell>
          <table:table-cell office:value-type="string">
            <text:p>Farnell 1469512</text:p>
          </table:table-cell>
          <table:table-cell table:formula="of:=[.A14]*5" office:value-type="float" office:value="5">
            <text:p>5</text:p>
          </table:table-cell>
          <table:table-cell table:formula="of:=MID([.E14];9;7)" office:value-type="string" office:string-value="1469512">
            <text:p>1469512</text:p>
          </table:table-cell>
          <table:table-cell table:formula="of:=[.G14]&amp;&quot;,&quot;&amp;[.F14]" office:value-type="string" office:string-value="1469512,5">
            <text:p>1469512,5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6MHz</text:p>
          </table:table-cell>
          <table:table-cell office:value-type="string">
            <text:p>CRYSTALHC49U-V</text:p>
          </table:table-cell>
          <table:table-cell office:value-type="string">
            <text:p>QU</text:p>
          </table:table-cell>
          <table:table-cell office:value-type="string">
            <text:p>Farnell 1469641</text:p>
          </table:table-cell>
          <table:table-cell table:formula="of:=[.A15]*5" office:value-type="float" office:value="5">
            <text:p>5</text:p>
          </table:table-cell>
          <table:table-cell table:formula="of:=MID([.E15];9;7)" office:value-type="string" office:string-value="1469641">
            <text:p>1469641</text:p>
          </table:table-cell>
          <table:table-cell table:formula="of:=[.G15]&amp;&quot;,&quot;&amp;[.F15]" office:value-type="string" office:string-value="1469641,5">
            <text:p>1469641,5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string">
            <text:p>QS6J1=FDC6312P</text:p>
          </table:table-cell>
          <table:table-cell office:value-type="string">
            <text:p>T8, T9, T10</text:p>
          </table:table-cell>
          <table:table-cell office:value-type="string">
            <text:p>Farnell 1525470 od 1700713</text:p>
          </table:table-cell>
          <table:table-cell table:formula="of:=[.A16]*5" office:value-type="float" office:value="15">
            <text:p>15</text:p>
          </table:table-cell>
          <table:table-cell table:formula="of:=MID([.E16];9;7)" office:value-type="string" office:string-value="1525470">
            <text:p>1525470</text:p>
          </table:table-cell>
          <table:table-cell table:formula="of:=[.G16]&amp;&quot;,&quot;&amp;[.F16]" office:value-type="string" office:string-value="1525470,15">
            <text:p>1525470,15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IR2181=NCP5181</text:p>
          </table:table-cell>
          <table:table-cell office:value-type="string">
            <text:p>U$5, U$6</text:p>
          </table:table-cell>
          <table:table-cell office:value-type="string">
            <text:p>Farnell 1547140</text:p>
          </table:table-cell>
          <table:table-cell table:formula="of:=[.A17]*5" office:value-type="float" office:value="10">
            <text:p>10</text:p>
          </table:table-cell>
          <table:table-cell table:formula="of:=MID([.E17];9;7)" office:value-type="string" office:string-value="1547140">
            <text:p>1547140</text:p>
          </table:table-cell>
          <table:table-cell table:formula="of:=[.G17]&amp;&quot;,&quot;&amp;[.F17]" office:value-type="string" office:string-value="1547140,10">
            <text:p>1547140,10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OSFET-NIRLR8743</text:p>
          </table:table-cell>
          <table:table-cell office:value-type="string">
            <text:p>T1, T2, T3, T4, T5, T6, T11</text:p>
          </table:table-cell>
          <table:table-cell office:value-type="string">
            <text:p>Farnell 1551908</text:p>
          </table:table-cell>
          <table:table-cell table:formula="of:=[.A18]*5" office:value-type="float" office:value="35">
            <text:p>35</text:p>
          </table:table-cell>
          <table:table-cell table:formula="of:=MID([.E18];9;7)" office:value-type="string" office:string-value="1551908">
            <text:p>1551908</text:p>
          </table:table-cell>
          <table:table-cell table:formula="of:=[.G18]&amp;&quot;,&quot;&amp;[.F18]" office:value-type="string" office:string-value="1551908,35">
            <text:p>1551908,35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µF</text:p>
          </table:table-cell>
          <table:table-cell office:value-type="string">
            <text:p>C-EUC1206K</text:p>
          </table:table-cell>
          <table:table-cell office:value-type="string">
            <text:p>C12</text:p>
          </table:table-cell>
          <table:table-cell office:value-type="string">
            <text:p>Farnell 1611967</text:p>
          </table:table-cell>
          <table:table-cell table:formula="of:=[.A19]*5" office:value-type="float" office:value="5">
            <text:p>5</text:p>
          </table:table-cell>
          <table:table-cell table:formula="of:=MID([.E19];9;7)" office:value-type="string" office:string-value="1611967">
            <text:p>1611967</text:p>
          </table:table-cell>
          <table:table-cell table:formula="of:=[.G19]&amp;&quot;,&quot;&amp;[.F19]" office:value-type="string" office:string-value="1611967,5">
            <text:p>1611967,5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V BZT55C15</text:p>
          </table:table-cell>
          <table:table-cell office:value-type="string">
            <text:p>ZENER-DIODESOD80C</text:p>
          </table:table-cell>
          <table:table-cell office:value-type="string">
            <text:p>D5</text:p>
          </table:table-cell>
          <table:table-cell office:value-type="string">
            <text:p>Farnell 1621844</text:p>
          </table:table-cell>
          <table:table-cell table:formula="of:=[.A20]*5" office:value-type="float" office:value="5">
            <text:p>5</text:p>
          </table:table-cell>
          <table:table-cell table:formula="of:=MID([.E20];9;7)" office:value-type="string" office:string-value="1621844">
            <text:p>1621844</text:p>
          </table:table-cell>
          <table:table-cell table:formula="of:=[.G20]&amp;&quot;,&quot;&amp;[.F20]" office:value-type="string" office:string-value="1621844,5">
            <text:p>1621844,5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005R</text:p>
          </table:table-cell>
          <table:table-cell office:value-type="string">
            <text:p>R-EU_R2010</text:p>
          </table:table-cell>
          <table:table-cell office:value-type="string">
            <text:p>R20</text:p>
          </table:table-cell>
          <table:table-cell office:value-type="string">
            <text:p>Farnell 1621986</text:p>
          </table:table-cell>
          <table:table-cell table:formula="of:=[.A21]*5" office:value-type="float" office:value="5">
            <text:p>5</text:p>
          </table:table-cell>
          <table:table-cell table:formula="of:=MID([.E21];9;7)" office:value-type="string" office:string-value="1621986">
            <text:p>1621986</text:p>
          </table:table-cell>
          <table:table-cell table:formula="of:=[.G21]&amp;&quot;,&quot;&amp;[.F21]" office:value-type="string" office:string-value="1621986,5">
            <text:p>1621986,5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 - 0.1%</text:p>
          </table:table-cell>
          <table:table-cell office:value-type="string">
            <text:p>R-EU_R0603</text:p>
          </table:table-cell>
          <table:table-cell office:value-type="string">
            <text:p>R69</text:p>
          </table:table-cell>
          <table:table-cell office:value-type="string">
            <text:p>Farnell 1653252</text:p>
          </table:table-cell>
          <table:table-cell table:formula="of:=[.A22]*5" office:value-type="float" office:value="5">
            <text:p>5</text:p>
          </table:table-cell>
          <table:table-cell table:formula="of:=MID([.E22];9;7)" office:value-type="string" office:string-value="1653252">
            <text:p>1653252</text:p>
          </table:table-cell>
          <table:table-cell table:formula="of:=[.G22]&amp;&quot;,&quot;&amp;[.F22]" office:value-type="string" office:string-value="1653252,5">
            <text:p>1653252,5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k - 0.1%</text:p>
          </table:table-cell>
          <table:table-cell office:value-type="string">
            <text:p>R-EU_R0603</text:p>
          </table:table-cell>
          <table:table-cell office:value-type="string">
            <text:p>R29, R31</text:p>
          </table:table-cell>
          <table:table-cell office:value-type="string">
            <text:p>Farnell 1653253</text:p>
          </table:table-cell>
          <table:table-cell table:formula="of:=[.A23]*5" office:value-type="float" office:value="10">
            <text:p>10</text:p>
          </table:table-cell>
          <table:table-cell table:formula="of:=MID([.E23];9;7)" office:value-type="string" office:string-value="1653253">
            <text:p>1653253</text:p>
          </table:table-cell>
          <table:table-cell table:formula="of:=[.G23]&amp;&quot;,&quot;&amp;[.F23]" office:value-type="string" office:string-value="1653253,10">
            <text:p>1653253,10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k - 0.1%</text:p>
          </table:table-cell>
          <table:table-cell office:value-type="string">
            <text:p>R-EU_R0603</text:p>
          </table:table-cell>
          <table:table-cell office:value-type="string">
            <text:p>R68</text:p>
          </table:table-cell>
          <table:table-cell office:value-type="string">
            <text:p>Farnell 1653263</text:p>
          </table:table-cell>
          <table:table-cell table:formula="of:=[.A24]*5" office:value-type="float" office:value="5">
            <text:p>5</text:p>
          </table:table-cell>
          <table:table-cell table:formula="of:=MID([.E24];9;7)" office:value-type="string" office:string-value="1653263">
            <text:p>1653263</text:p>
          </table:table-cell>
          <table:table-cell table:formula="of:=[.G24]&amp;&quot;,&quot;&amp;[.F24]" office:value-type="string" office:string-value="1653263,5">
            <text:p>1653263,5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k - 0.1%</text:p>
          </table:table-cell>
          <table:table-cell office:value-type="string">
            <text:p>R-EU_R0603</text:p>
          </table:table-cell>
          <table:table-cell office:value-type="string">
            <text:p>R2B, R27, R34, R35, R52, R60, R61, R62, R63, R64, R65, R66</text:p>
          </table:table-cell>
          <table:table-cell office:value-type="string">
            <text:p>Farnell 1653264</text:p>
          </table:table-cell>
          <table:table-cell table:formula="of:=[.A25]*5" office:value-type="float" office:value="60">
            <text:p>60</text:p>
          </table:table-cell>
          <table:table-cell table:formula="of:=MID([.E25];9;7)" office:value-type="string" office:string-value="1653264">
            <text:p>1653264</text:p>
          </table:table-cell>
          <table:table-cell table:formula="of:=[.G25]&amp;&quot;,&quot;&amp;[.F25]" office:value-type="string" office:string-value="1653264,60">
            <text:p>1653264,60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3k - 0.1%</text:p>
          </table:table-cell>
          <table:table-cell office:value-type="string">
            <text:p>R-EU_R0603</text:p>
          </table:table-cell>
          <table:table-cell office:value-type="string">
            <text:p>R28</text:p>
          </table:table-cell>
          <table:table-cell office:value-type="string">
            <text:p>Farnell 1653270</text:p>
          </table:table-cell>
          <table:table-cell table:formula="of:=[.A26]*5" office:value-type="float" office:value="5">
            <text:p>5</text:p>
          </table:table-cell>
          <table:table-cell table:formula="of:=MID([.E26];9;7)" office:value-type="string" office:string-value="1653270">
            <text:p>1653270</text:p>
          </table:table-cell>
          <table:table-cell table:formula="of:=[.G26]&amp;&quot;,&quot;&amp;[.F26]" office:value-type="string" office:string-value="1653270,5">
            <text:p>1653270,5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7k - 0.1%</text:p>
          </table:table-cell>
          <table:table-cell office:value-type="string">
            <text:p>R-EU_R0603</text:p>
          </table:table-cell>
          <table:table-cell office:value-type="string">
            <text:p>R1B, R25, R33, R36, R37, R53, R54, R55, R56, R57, R58, R59</text:p>
          </table:table-cell>
          <table:table-cell office:value-type="string">
            <text:p>Farnell 1692500</text:p>
          </table:table-cell>
          <table:table-cell table:formula="of:=[.A27]*5" office:value-type="float" office:value="60">
            <text:p>60</text:p>
          </table:table-cell>
          <table:table-cell table:formula="of:=MID([.E27];9;7)" office:value-type="string" office:string-value="1692500">
            <text:p>1692500</text:p>
          </table:table-cell>
          <table:table-cell table:formula="of:=[.G27]&amp;&quot;,&quot;&amp;[.F27]" office:value-type="string" office:string-value="1692500,60">
            <text:p>1692500,60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0u Tan</text:p>
          </table:table-cell>
          <table:table-cell office:value-type="string">
            <text:p>CPOL-EUSMCC</text:p>
          </table:table-cell>
          <table:table-cell office:value-type="string">
            <text:p>C19, C20</text:p>
          </table:table-cell>
          <table:table-cell office:value-type="string">
            <text:p>Farnell 1754066</text:p>
          </table:table-cell>
          <table:table-cell table:formula="of:=[.A28]*5" office:value-type="float" office:value="10">
            <text:p>10</text:p>
          </table:table-cell>
          <table:table-cell table:formula="of:=MID([.E28];9;7)" office:value-type="string" office:string-value="1754066">
            <text:p>1754066</text:p>
          </table:table-cell>
          <table:table-cell table:formula="of:=[.G28]&amp;&quot;,&quot;&amp;[.F28]" office:value-type="string" office:string-value="1754066,10">
            <text:p>1754066,10</text:p>
          </table:table-cell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L43-GS08</text:p>
          </table:table-cell>
          <table:table-cell office:value-type="string">
            <text:p>DIODE-SOD80C</text:p>
          </table:table-cell>
          <table:table-cell office:value-type="string">
            <text:p>D1, D2, D3, D4</text:p>
          </table:table-cell>
          <table:table-cell office:value-type="string">
            <text:p>Farnell 1779222 oder alt. 9804226</text:p>
          </table:table-cell>
          <table:table-cell table:formula="of:=[.A29]*5" office:value-type="float" office:value="20">
            <text:p>20</text:p>
          </table:table-cell>
          <table:table-cell table:formula="of:=MID([.E29];9;7)" office:value-type="string" office:string-value="1779222">
            <text:p>1779222</text:p>
          </table:table-cell>
          <table:table-cell table:formula="of:=[.G29]&amp;&quot;,&quot;&amp;[.F29]" office:value-type="string" office:string-value="1779222,20">
            <text:p>1779222,20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R-EU_R2512</text:p>
          </table:table-cell>
          <table:table-cell office:value-type="string">
            <text:p>R17, R18, R19, R21, R22, R32</text:p>
          </table:table-cell>
          <table:table-cell office:value-type="string">
            <text:p>Farnell 9235892 od 1100110</text:p>
          </table:table-cell>
          <table:table-cell table:formula="of:=[.A30]*5" office:value-type="float" office:value="30">
            <text:p>30</text:p>
          </table:table-cell>
          <table:table-cell table:formula="of:=MID([.E30];9;7)" office:value-type="string" office:string-value="9235892">
            <text:p>9235892</text:p>
          </table:table-cell>
          <table:table-cell table:formula="of:=[.G30]&amp;&quot;,&quot;&amp;[.F30]" office:value-type="string" office:string-value="9235892,30">
            <text:p>9235892,30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B12K00103JBB</text:p>
          </table:table-cell>
          <table:table-cell office:value-type="string">
            <text:p>R-EU_R0603</text:p>
          </table:table-cell>
          <table:table-cell office:value-type="string">
            <text:p>R23</text:p>
          </table:table-cell>
          <table:table-cell office:value-type="string">
            <text:p>Farnell 9528075</text:p>
          </table:table-cell>
          <table:table-cell table:formula="of:=[.A31]*5" office:value-type="float" office:value="5">
            <text:p>5</text:p>
          </table:table-cell>
          <table:table-cell table:formula="of:=MID([.E31];9;7)" office:value-type="string" office:string-value="9528075">
            <text:p>9528075</text:p>
          </table:table-cell>
          <table:table-cell table:formula="of:=[.G31]&amp;&quot;,&quot;&amp;[.F31]" office:value-type="string" office:string-value="9528075,5">
            <text:p>9528075,5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DN361AN</text:p>
          </table:table-cell>
          <table:table-cell office:value-type="string">
            <text:p>BSS123</text:p>
          </table:table-cell>
          <table:table-cell office:value-type="string">
            <text:p>Q1</text:p>
          </table:table-cell>
          <table:table-cell office:value-type="string">
            <text:p>Farnell 9845380</text:p>
          </table:table-cell>
          <table:table-cell table:formula="of:=[.A32]*5" office:value-type="float" office:value="5">
            <text:p>5</text:p>
          </table:table-cell>
          <table:table-cell table:formula="of:=MID([.E32];9;7)" office:value-type="string" office:string-value="9845380">
            <text:p>9845380</text:p>
          </table:table-cell>
          <table:table-cell table:formula="of:=[.G32]&amp;&quot;,&quot;&amp;[.F32]" office:value-type="string" office:string-value="9845380,5">
            <text:p>9845380,5</text:p>
          </table:table-cell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string">
            <text:p>AVR_XMEGA_A4_44A</text:p>
          </table:table-cell>
          <table:table-cell office:value-type="string">
            <text:p>IC3</text:p>
          </table:table-cell>
          <table:table-cell office:value-type="string">
            <text:p>http://shop.embedit.de/product__809.php</text:p>
          </table:table-cell>
          <table:table-cell/>
          <table:table-cell table:formula="of:=MID([.E33];9;7)" office:value-type="string" office:string-value="hop.emb">
            <text:p>hop.emb</text:p>
          </table:table-cell>
          <table:table-cell table:formula="of:=[.G33]&amp;&quot;,&quot;&amp;[.F33]" office:value-type="string" office:string-value="hop.emb,">
            <text:p>hop.emb,</text:p>
          </table:table-cell>
          <table:table-cell table:number-columns-repeated="1016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use 10A</text:p>
          </table:table-cell>
          <table:table-cell office:value-type="string">
            <text:p>R-EU_WSC2515</text:p>
          </table:table-cell>
          <table:table-cell office:value-type="string">
            <text:p>F1, F2</text:p>
          </table:table-cell>
          <table:table-cell office:value-type="string">
            <text:p>RS 131-505</text:p>
          </table:table-cell>
          <table:table-cell/>
          <table:table-cell table:formula="of:=MID([.E34];9;7)" office:value-type="string" office:string-value="05">
            <text:p>05</text:p>
          </table:table-cell>
          <table:table-cell table:formula="of:=[.G34]&amp;&quot;,&quot;&amp;[.A34]" office:value-type="string" office:string-value="05,2">
            <text:p>05,2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table:style-name="ce2"/>
          <table:table-cell office:value-type="string">
            <text:p>LED5MM</text:p>
          </table:table-cell>
          <table:table-cell office:value-type="string">
            <text:p>LED1</text:p>
          </table:table-cell>
          <table:table-cell table:style-name="ce2"/>
          <table:table-cell/>
          <table:table-cell table:formula="of:=MID([.E35];9;7)">
            <text:p/>
          </table:table-cell>
          <table:table-cell table:formula="of:=[.G35]&amp;&quot;,&quot;&amp;[.A35]" office:value-type="string" office:string-value=",1">
            <text:p>,1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R</text:p>
          </table:table-cell>
          <table:table-cell office:value-type="string">
            <text:p>R-EU_R0603</text:p>
          </table:table-cell>
          <table:table-cell office:value-type="string">
            <text:p>R1, R2, R3, R5, R9, R10, R100, R101, R501, R502</text:p>
          </table:table-cell>
          <table:table-cell table:style-name="ce2"/>
          <table:table-cell/>
          <table:table-cell table:formula="of:=MID([.E36];9;7)">
            <text:p/>
          </table:table-cell>
          <table:table-cell table:formula="of:=[.G36]&amp;&quot;,&quot;&amp;[.A36]" office:value-type="string" office:string-value=",10">
            <text:p>,10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string">
            <text:p>C11, C13, C15, C30, C31, C32, C33, C36</text:p>
          </table:table-cell>
          <table:table-cell table:style-name="ce2"/>
          <table:table-cell/>
          <table:table-cell table:formula="of:=MID([.E37];9;7)">
            <text:p/>
          </table:table-cell>
          <table:table-cell table:number-columns-repeated="101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string">
            <text:p>R-EU_R0603</text:p>
          </table:table-cell>
          <table:table-cell office:value-type="string">
            <text:p>R24</text:p>
          </table:table-cell>
          <table:table-cell table:style-name="ce2"/>
          <table:table-cell/>
          <table:table-cell table:formula="of:=MID([.E38];9;7)">
            <text:p/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4k7</text:p>
          </table:table-cell>
          <table:table-cell office:value-type="string">
            <text:p>R-EU_R0603</text:p>
          </table:table-cell>
          <table:table-cell office:value-type="string">
            <text:p>R43, R44, R45, R46, R47, R48, R75, R77</text:p>
          </table:table-cell>
          <table:table-cell table:style-name="ce2"/>
          <table:table-cell/>
          <table:table-cell table:formula="of:=MID([.E39];9;7)">
            <text:p/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6, R7, R38, R39, R40, R41, R42, R49, R50, R79, R80, R81, R82, R83, R84, R85, R86, R89, R90</text:p>
          </table:table-cell>
          <table:table-cell table:style-name="ce2"/>
          <table:table-cell/>
          <table:table-cell table:formula="of:=MID([.E40];9;7)">
            <text:p/>
          </table:table-cell>
          <table:table-cell table:number-columns-repeated="1017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string">
            <text:p>R-EU_R0603</text:p>
          </table:table-cell>
          <table:table-cell office:value-type="string">
            <text:p>R4, R8, R87, R88</text:p>
          </table:table-cell>
          <table:table-cell table:style-name="ce2"/>
          <table:table-cell/>
          <table:table-cell table:formula="of:=MID([.E41];9;7)">
            <text:p/>
          </table:table-cell>
          <table:table-cell table:number-columns-repeated="101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26</text:p>
          </table:table-cell>
          <table:table-cell table:style-name="ce2"/>
          <table:table-cell/>
          <table:table-cell table:formula="of:=MID([.E42];9;7)">
            <text:p/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100n</text:p>
          </table:table-cell>
          <table:table-cell office:value-type="string">
            <text:p>C-EUC0603K</text:p>
          </table:table-cell>
          <table:table-cell office:value-type="string">
            <text:p>C1, C2, C3, C4, C5, C6, C9, C14, C16, C17, C18, C23, C24, C25, C26, C27, C28, C29, C37</text:p>
          </table:table-cell>
          <table:table-cell table:style-name="ce2"/>
          <table:table-cell/>
          <table:table-cell table:formula="of:=MID([.E43];9;7)">
            <text:p/>
          </table:table-cell>
          <table:table-cell table:number-columns-repeated="1017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R-EU_R0603</text:p>
          </table:table-cell>
          <table:table-cell office:value-type="string">
            <text:p>R74, R76</text:p>
          </table:table-cell>
          <table:table-cell table:style-name="ce2"/>
          <table:table-cell/>
          <table:table-cell table:formula="of:=MID([.E44];9;7)">
            <text:p/>
          </table:table-cell>
          <table:table-cell table:number-columns-repeated="1017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string">
            <text:p>R12</text:p>
          </table:table-cell>
          <table:table-cell table:style-name="ce2"/>
          <table:table-cell/>
          <table:table-cell table:formula="of:=MID([.E45];9;7)">
            <text:p/>
          </table:table-cell>
          <table:table-cell table:number-columns-repeated="1017"/>
        </table:table-row>
        <table:table-row table:style-name="ro4">
          <table:table-cell office:value-type="float" office:value="1">
            <text:p>1</text:p>
          </table:table-cell>
          <table:table-cell table:number-columns-repeated="2" office:value-type="string">
            <text:p>COILCRAFT_D333</text:p>
          </table:table-cell>
          <table:table-cell office:value-type="string">
            <text:p>L1</text:p>
          </table:table-cell>
          <table:table-cell table:style-name="ce2"/>
          <table:table-cell/>
          <table:table-cell table:formula="of:=MID([.E46];9;7)">
            <text:p/>
          </table:table-cell>
          <table:table-cell table:number-columns-repeated="1017"/>
        </table:table-row>
        <table:table-row table:style-name="ro4">
          <table:table-cell office:value-type="float" office:value="1">
            <text:p>1</text:p>
          </table:table-cell>
          <table:table-cell table:number-columns-repeated="2" office:value-type="string">
            <text:p>LM1117</text:p>
          </table:table-cell>
          <table:table-cell office:value-type="string">
            <text:p>U$1</text:p>
          </table:table-cell>
          <table:table-cell table:style-name="ce2"/>
          <table:table-cell/>
          <table:table-cell table:formula="of:=MID([.E47];9;7)">
            <text:p/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SOLPAD3MM</text:p>
          </table:table-cell>
          <table:table-cell office:value-type="string">
            <text:p>BATT+, BATT-, COIL1, COIL2, SUPP+, SUPP-</text:p>
          </table:table-cell>
          <table:table-cell table:style-name="ce2"/>
          <table:table-cell/>
          <table:table-cell table:formula="of:=MID([.E48];9;7)">
            <text:p/>
          </table:table-cell>
          <table:table-cell table:number-columns-repeated="1017"/>
        </table:table-row>
        <table:table-row table:style-name="ro4">
          <table:table-cell office:value-type="float" office:value="4">
            <text:p>4</text:p>
          </table:table-cell>
          <table:table-cell table:number-columns-repeated="2" office:value-type="string">
            <text:p>TPTP15R</text:p>
          </table:table-cell>
          <table:table-cell office:value-type="string">
            <text:p>TP1, TP2, TP3, TP4</text:p>
          </table:table-cell>
          <table:table-cell table:style-name="ce2"/>
          <table:table-cell/>
          <table:table-cell table:formula="of:=MID([.E49];9;7)">
            <text:p/>
          </table:table-cell>
          <table:table-cell table:number-columns-repeated="101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isp</text:p>
          </table:table-cell>
          <table:table-cell office:value-type="string">
            <text:p>MA06-1</text:p>
          </table:table-cell>
          <table:table-cell office:value-type="string">
            <text:p>SV7</text:p>
          </table:table-cell>
          <table:table-cell table:style-name="ce2"/>
          <table:table-cell/>
          <table:table-cell table:formula="of:=MID([.E50];9;7)">
            <text:p/>
          </table:table-cell>
          <table:table-cell table:number-columns-repeated="101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ncoder</text:p>
          </table:table-cell>
          <table:table-cell office:value-type="string">
            <text:p>MA04-1</text:p>
          </table:table-cell>
          <table:table-cell office:value-type="string">
            <text:p>SV2</text:p>
          </table:table-cell>
          <table:table-cell table:style-name="ce2"/>
          <table:table-cell/>
          <table:table-cell table:formula="of:=MID([.E51];9;7)">
            <text:p/>
          </table:table-cell>
          <table:table-cell table:number-columns-repeated="101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pare</text:p>
          </table:table-cell>
          <table:table-cell office:value-type="string">
            <text:p>MA07-1</text:p>
          </table:table-cell>
          <table:table-cell office:value-type="string">
            <text:p>SV1</text:p>
          </table:table-cell>
          <table:table-cell table:style-name="Default"/>
          <table:table-cell table:style-name="Default"/>
          <table:table-cell table:formula="of:=MID([.E52];9;7)">
            <text:p/>
          </table:table-cell>
          <table:table-cell table:number-columns-repeated="1017"/>
        </table:table-row>
        <table:table-row table:style-name="ro4" table:number-rows-repeated="2">
          <table:table-cell table:number-columns-repeated="3"/>
          <table:table-cell table:style-name="ce2"/>
          <table:table-cell/>
          <table:table-cell table:style-name="ce1"/>
          <table:table-cell table:number-columns-repeated="1018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"/>
          <table:table-cell table:number-columns-repeated="1018"/>
        </table:table-row>
      </table:table>
      <table:table table:name="Tabelle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Tabelle1.A1:Tabelle1.E6553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.01.2010</text:date>, <text:time>17:31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bian Huslik</meta:initial-creator>
    <meta:creation-date>2010-01-27T16:43:45.87</meta:creation-date>
    <dc:date>2010-01-27T17:31:49.57</dc:date>
    <dc:creator>Fabian Huslik</dc:creator>
    <meta:editing-duration>PT00H15M32S</meta:editing-duration>
    <meta:editing-cycles>3</meta:editing-cycles>
    <meta:generator>OpenOffice.org/3.1$Win32 OpenOffice.org_project/310m19$Build-9420</meta:generator>
    <meta:document-statistic meta:table-count="3" meta:cell-count="379" meta:object-count="0"/>
  </office:meta>
</office:document-meta>
</file>